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09cm" svg:y="1.493cm">
          <draw:text-box>
            <text:p><text:span text:style-name="T1">Amount: <text:s text:c="2"/>43</text:span></text:p>
          </draw:text-box>
        </draw:frame>
        <draw:custom-shape draw:style-name="gr2" draw:text-style-name="P3" draw:layer="layout" svg:width="1.559cm" svg:height="1.287cm" svg:x="6.863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9.476cm" svg:y="4.1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59cm" svg:height="1.288cm" svg:x="12.088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1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2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709cm" svg:y="3.993cm">
          <draw:text-box>
            <text:p><text:span text:style-name="T1">Coins <text:s text:c="3"/>:</text:span></text:p>
          </draw:text-box>
        </draw:frame>
        <draw:custom-shape draw:style-name="gr5" draw:text-style-name="P3" xml:id="id1" draw:id="id1" draw:layer="layout" svg:width="2.294cm" svg:height="2.152cm" svg:x="11.631cm" svg:y="7.444cm">
          <text:p text:style-name="P2"><text:span text:style-name="T2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.294cm" svg:height="2.152cm" svg:x="2.532cm" svg:y="11.545cm">
          <text:p text:style-name="P2"><text:span text:style-name="T2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2.294cm" svg:height="2.152cm" svg:x="7.133cm" svg:y="11.546cm">
          <text:p text:style-name="P2"><text:span text:style-name="T2">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2.294cm" svg:height="2.152cm" svg:x="11.634cm" svg:y="11.547cm">
          <text:p text:style-name="P2"><text:span text:style-name="T2">3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2.294cm" svg:height="2.152cm" svg:x="16.635cm" svg:y="11.548cm">
          <text:p text:style-name="P2"><text:span text:style-name="T2">3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2.294cm" svg:height="2.152cm" svg:x="21.536cm" svg:y="11.549cm">
          <text:p text:style-name="P2"><text:span text:style-name="T2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1.631cm" svg:y1="8.52cm" svg:x2="3.679cm" svg:y2="11.545cm" draw:start-shape="id1" draw:start-glue-point="6" draw:end-shape="id2" draw:end-glue-point="4" svg:d="M11631 8520c-5302 0-7952 1008-7952 3025" svg:viewBox="0 0 7953 3026">
          <text:p/>
        </draw:connector>
        <draw:connector draw:style-name="gr6" draw:text-style-name="P2" draw:layer="layout" draw:type="curve" svg:x1="13.925cm" svg:y1="8.52cm" svg:x2="22.683cm" svg:y2="11.549cm" draw:start-shape="id1" draw:start-glue-point="10" draw:end-shape="id3" draw:end-glue-point="4" svg:d="M13925 8520c5839 0 8758 1009 8758 3029" svg:viewBox="0 0 8759 3030">
          <text:p/>
        </draw:connector>
        <draw:connector draw:style-name="gr6" draw:text-style-name="P2" draw:layer="layout" draw:type="line" svg:x1="12.778cm" svg:y1="9.596cm" svg:x2="12.781cm" svg:y2="11.547cm" draw:start-shape="id1" draw:start-glue-point="8" draw:end-shape="id4" draw:end-glue-point="4" svg:d="M12778 9596l3 1951" svg:viewBox="0 0 4 1952">
          <text:p/>
        </draw:connector>
        <draw:connector draw:style-name="gr6" draw:text-style-name="P2" draw:layer="layout" draw:type="line" svg:x1="11.967cm" svg:y1="9.281cm" svg:x2="8.28cm" svg:y2="11.546cm" draw:start-shape="id1" draw:start-glue-point="7" draw:end-shape="id5" draw:end-glue-point="4" svg:d="M11967 9281l-3687 2265" svg:viewBox="0 0 3688 2266">
          <text:p/>
        </draw:connector>
        <draw:connector draw:style-name="gr6" draw:text-style-name="P2" draw:layer="layout" draw:type="line" svg:x1="13.589cm" svg:y1="9.281cm" svg:x2="17.782cm" svg:y2="11.548cm" draw:start-shape="id1" draw:start-glue-point="9" draw:end-shape="id6" draw:end-glue-point="4" svg:d="M13589 9281l4193 2267" svg:viewBox="0 0 4194 2268">
          <text:p/>
        </draw:connector>
        <draw:custom-shape draw:style-name="gr2" draw:text-style-name="P3" draw:layer="layout" svg:width="1.559cm" svg:height="1.287cm" svg:x="6.863cm" svg:y="8.0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9.477cm" svg:y="9.4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1cm" svg:height="1.072cm" svg:x="12.188cm" svg:y="9.8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9.6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2cm" svg:y="8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8.28cm" svg:y1="13.698cm" svg:x2="12.781cm" svg:y2="13.699cm" draw:start-shape="id5" draw:start-glue-point="8" draw:end-shape="id4" draw:end-glue-point="8" svg:d="M8280 13698c0 754 4501 754 4501 1" svg:viewBox="0 0 4502 567">
          <text:p/>
        </draw:connector>
        <draw:custom-shape draw:style-name="gr2" draw:text-style-name="P3" draw:layer="layout" svg:width="1.559cm" svg:height="1.287cm" svg:x="9.563cm" svg:y="13.6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draw:line-skew="2.305cm" svg:x1="3.679cm" svg:y1="13.697cm" svg:x2="12.781cm" svg:y2="13.699cm" draw:start-shape="id2" draw:start-glue-point="8" draw:end-shape="id4" draw:end-glue-point="8" svg:d="M3679 13697c0 4213 9102 4212 9102 2" svg:viewBox="0 0 9103 3161">
          <text:p/>
        </draw:connector>
        <draw:custom-shape draw:style-name="gr2" draw:text-style-name="P3" draw:layer="layout" svg:width="1.558cm" svg:height="1.287cm" svg:x="6.778cm" svg:y="16.2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draw:line-skew="2.224cm" svg:x1="8.28cm" svg:y1="13.698cm" svg:x2="17.782cm" svg:y2="13.7cm" draw:start-shape="id5" draw:start-glue-point="8" draw:end-shape="id6" draw:end-glue-point="8" svg:d="M8280 13698c0 4092 9502 4091 9502 2" svg:viewBox="0 0 9503 3070">
          <text:p/>
        </draw:connector>
        <draw:custom-shape draw:style-name="gr2" draw:text-style-name="P3" draw:layer="layout" svg:width="1.558cm" svg:height="1.287cm" svg:x="13.178cm" svg:y="16.01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2.294cm" svg:height="2.152cm" svg:x="19.237cm" svg:y="16.75cm">
          <text:p text:style-name="P2"><text:span text:style-name="T2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8.593cm" svg:y1="13.385cm" svg:x2="20.384cm" svg:y2="16.75cm" draw:start-shape="id6" draw:start-glue-point="9" draw:end-shape="id7" draw:end-glue-point="4" svg:d="M18593 13385l1791 3365" svg:viewBox="0 0 1792 3366">
          <text:p/>
        </draw:connector>
        <draw:connector draw:style-name="gr6" draw:text-style-name="P2" draw:layer="layout" draw:type="line" svg:x1="22.683cm" svg:y1="13.701cm" svg:x2="20.384cm" svg:y2="16.75cm" draw:start-shape="id3" draw:start-glue-point="8" draw:end-shape="id7" draw:end-glue-point="4" svg:d="M22683 13701l-2299 3049" svg:viewBox="0 0 2300 3050">
          <text:p/>
        </draw:connector>
        <draw:custom-shape draw:style-name="gr2" draw:text-style-name="P3" draw:layer="layout" svg:width="1.559cm" svg:height="1.287cm" svg:x="18.492cm" svg:y="14.3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21.003cm" svg:y="14.3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492cm" svg:y1="20.282cm" svg:x2="6.452cm" svg:y2="23.249cm">
          <text:p/>
        </draw:line>
        <draw:line draw:style-name="gr7" draw:text-style-name="P2" draw:layer="layout" svg:x1="12.692cm" svg:y1="20.283cm" svg:x2="12.652cm" svg:y2="23.25cm">
          <text:p/>
        </draw:line>
        <draw:line draw:style-name="gr7" draw:text-style-name="P2" draw:layer="layout" svg:x1="19.092cm" svg:y1="20.284cm" svg:x2="19.052cm" svg:y2="23.2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3:18:45.677373601</meta:creation-date>
    <dc:date>2016-05-09T13:30:09.248868198</dc:date>
    <dc:creator>elucterio </dc:creator>
    <meta:editing-duration>PT2M23S</meta:editing-duration>
    <meta:editing-cycles>4</meta:editing-cycles>
    <meta:generator>LibreOffice/4.2.8.2$Linux_X86_64 LibreOffice_project/420m0$Build-2</meta:generator>
    <meta:document-statistic meta:object-count="37"/>
  </office:meta>
</office:document-meta>
</file>